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8e2c47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55" style:family="paragraph" style:parent-style-name="Footnote">
      <loext:graphic-properties draw:fill-hatch-name="hatch"/>
      <style:paragraph-properties style:vertical-align="auto"/>
      <style:text-properties officeooo:paragraph-rsid="108e2c47"/>
    </style:style>
    <style:style style:name="P56" style:family="paragraph" style:parent-style-name="Standard">
      <loext:graphic-properties draw:fill-hatch-name="hatch"/>
      <style:paragraph-properties style:vertical-align="auto"/>
      <style:text-properties officeooo:paragraph-rsid="108b8da9"/>
    </style:style>
    <style:style style:name="P57" style:family="paragraph" style:parent-style-name="Footnote">
      <style:text-properties officeooo:paragraph-rsid="102c1a0f"/>
    </style:style>
    <style:style style:name="P58" style:family="paragraph" style:parent-style-name="Standard">
      <style:text-properties officeooo:paragraph-rsid="1044b2e0"/>
    </style:style>
    <style:style style:name="P59" style:family="paragraph" style:parent-style-name="Footnote">
      <style:text-properties officeooo:paragraph-rsid="1020b286"/>
    </style:style>
    <style:style style:name="P60" style:family="paragraph" style:parent-style-name="Standard">
      <style:text-properties officeooo:paragraph-rsid="104d50c8"/>
    </style:style>
    <style:style style:name="P61" style:family="paragraph" style:parent-style-name="Standard">
      <style:text-properties officeooo:paragraph-rsid="10656f7f"/>
    </style:style>
    <style:style style:name="P62" style:family="paragraph" style:parent-style-name="Standard">
      <style:text-properties officeooo:paragraph-rsid="106b703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Footnote">
      <style:text-properties officeooo:paragraph-rsid="108e3d76"/>
    </style:style>
    <style:style style:name="P67" style:family="paragraph" style:parent-style-name="Standard">
      <style:text-properties officeooo:paragraph-rsid="101c0948"/>
    </style:style>
    <style:style style:name="P68" style:family="paragraph" style:parent-style-name="Standard">
      <style:text-properties officeooo:paragraph-rsid="1092a9da"/>
    </style:style>
    <style:style style:name="P69" style:family="paragraph" style:parent-style-name="Standard">
      <style:text-properties officeooo:paragraph-rsid="0c819a59"/>
    </style:style>
    <style:style style:name="P70" style:family="paragraph" style:parent-style-name="Standard">
      <style:text-properties officeooo:paragraph-rsid="0c8364eb"/>
    </style:style>
    <style:style style:name="P71" style:family="paragraph" style:parent-style-name="Standard">
      <style:text-properties officeooo:paragraph-rsid="0ddfbc49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87e4b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8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9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0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officeooo:rsid="0f2e8f4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6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207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20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officeooo:rsid="04473353"/>
    </style:style>
    <style:style style:name="T2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officeooo:rsid="0aace3cd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officeooo:rsid="0f8f58bd"/>
    </style:style>
    <style:style style:name="T260" style:family="text">
      <style:text-properties officeooo:rsid="0f95a7a0"/>
    </style:style>
    <style:style style:name="T261" style:family="text">
      <style:text-properties officeooo:rsid="1059a4a9"/>
    </style:style>
    <style:style style:name="T262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2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Ubuntu</text:user-field-get></text:span><text:span text:style-name="T153"><text:s/></text:span><text:span text:style-name="T159"><text:user-field-get text:name="Version">24.04 LTS</text:user-field-get></text:span><text:span text:style-name="T157"><text:note text:id="ftn1" text:note-class="footnote"><text:note-citation>1</text:note-citation><text:note-body><text:p text:style-name="P57"><text:span text:style-name="T247">D</text:span><text:span text:style-name="T238">eze </text:span><text:span text:style-name="T249"><text:user-field-get text:name="Distro">Ubuntu</text:user-field-get></text:span><text:span text:style-name="T240"><text:s/></text:span><text:span text:style-name="T250"><text:user-field-get text:name="Version">24.04 LTS</text:user-field-get></text:span><text:span text:style-name="T250"><text:s/>Desktop</text:span><text:span text:style-name="T238"> (codenaam </text:span><text:span text:style-name="T246">noble</text:span><text:span text:style-name="T238">) van april</text:span><text:span text:style-name="T241"> </text:span><text:span text:style-name="T251"><text:user-field-get text:name="Releaseyear">2024</text:user-field-get></text:span><text:span text:style-name="T242"><text:s/></text:span><text:span text:style-name="T247">is een zogenaamde </text:span><text:span text:style-name="T238">LTS-</text:span><text:span text:style-name="T247">versie</text:span><text:span text:style-name="T238"> </text:span><text:span text:style-name="T247">(</text:span><text:span text:style-name="T238">staat voor Long-Term Support, </text:span><text:span text:style-name="T239">langetermijnondersteuning</text:span><text:span text:style-name="T247">)</text:span><text:span text:style-name="T239"> </text:span><text:span text:style-name="T248">en</text:span><text:span text:style-name="T242"> </text:span><text:span text:style-name="T238">wordt gedurende 5 jaar ondersteund tot april 202</text:span><text:span text:style-name="T246">9</text:span><text:span text:style-name="T238">, en met een </text:span><text:span text:style-name="T245">gratis persoonlijk </text:span><text:span text:style-name="T238">Ubuntu </text:span><text:span text:style-name="T243">P</text:span><text:span text:style-name="T238">ro-abonnement gedurende 1</text:span><text:span text:style-name="T244">0</text:span><text:span text:style-name="T238"> jaar tot april 203</text:span><text:span text:style-name="T246">4</text:span><text:span text:style-name="T238">.</text:span></text:p></text:note-body></text:note></text:span><text:span text:style-name="T158"><text:s/></text:span><text:span text:style-name="T160">Desktop</text:span><text:span text:style-name="T156">.</text:span></text:p>
      <text:p text:style-name="P67"/>
      <text:p text:style-name="P9"/>
      <text:p text:style-name="P63">Vul het tekstvak achter &lt;...&gt; in</text:p>
      <text:p text:style-name="P3"><text:span text:style-name="T20">&lt;</text:span><text:span text:style-name="T231">g</text:span><text:span text:style-name="T10">ebruiker</text:span><text:span text:style-name="T20">&gt;</text:span><text:span text:style-name="T229"><text:tab/></text:span><text:span text:style-name="T233"> </text:span><text:span text:style-name="T232"><text:tab/><text:tab/><text:tab/></text:span><text:span text:style-name="T216"><draw:control text:anchor-type="as-char" svg:y="-0.4cm" draw:z-index="12" draw:name="Gebruiker 2" draw:style-name="gr2" draw:text-style-name="P80" svg:width="6.002cm" svg:height="0.5cm" draw:control="control11"><svg:title>Gebruiker</svg:title><svg:desc>Volledige naam, bijv. Jan Stek</svg:desc></draw:control></text:span><text:span text:style-name="T216"><text:tab/></text:span><text:span text:style-name="T217">b</text:span><text:span text:style-name="T211">ijv</text:span><text:span text:style-name="T213">.</text:span><text:span text:style-name="T211"> </text:span><text:span text:style-name="T214">J</text:span><text:span text:style-name="T215">a</text:span><text:span text:style-name="T214">n </text:span><text:span text:style-name="T215">Jansen</text:span></text:p>
      <text:p text:style-name="P62"><text:span text:style-name="T230">&lt;g</text:span><text:span text:style-name="T13">ebruikersnaam&gt;<text:tab/></text:span><text:span text:style-name="T208"><draw:control text:anchor-type="as-char" svg:y="-0.4cm" draw:z-index="13" draw:name="Gberuikersnaam 3" draw:style-name="gr2" draw:text-style-name="P80" svg:width="6.002cm" svg:height="0.5cm" draw:control="control12"><svg:title>Gebruikersnaam</svg:title><svg:desc>Korte naam, bijv. jan</svg:desc></draw:control></text:span><text:span text:style-name="T208"><text:tab/></text:span><text:span text:style-name="T217">b</text:span><text:span text:style-name="T209">ijv</text:span><text:span text:style-name="T210">.</text:span><text:span text:style-name="T4"> </text:span><text:span text:style-name="T172">j</text:span><text:span text:style-name="T173">a</text:span><text:span text:style-name="T172">n</text:span></text:p>
      <text:p text:style-name="P2"><text:span text:style-name="T13">&lt;</text:span><text:span text:style-name="T15">computernaam</text:span><text:span text:style-name="T13">&gt;</text:span><text:span text:style-name="T218"><text:tab/><text:tab/></text:span><text:span text:style-name="T2"><draw:control text:anchor-type="as-char" svg:y="-0.4cm" draw:z-index="14" draw:name="Computernaam 1" draw:style-name="gr2" draw:text-style-name="P80" svg:width="6.002cm" svg:height="0.5cm" draw:control="control13"><svg:title>Computernaam</svg:title><svg:desc>Unieke naam van de computer</svg:desc></draw:control></text:span><text:span text:style-name="T2"> <text:tab/></text:span><text:span text:style-name="T217">b</text:span><text:span text:style-name="T211">ijv</text:span><text:span text:style-name="T213">.</text:span><text:span text:style-name="T219"> </text:span><text:span text:style-name="T222">pc02</text:span></text:p>
      <text:p text:style-name="P3"><text:span text:style-name="T223">&lt;</text:span><text:span text:style-name="T225">g</text:span><text:span text:style-name="T223">ebruiker&gt;</text:span><text:span text:style-name="T221"><text:tab/></text:span><text:span text:style-name="T232"> <text:tab/><text:tab/><text:tab/></text:span><text:span text:style-name="T216"><draw:control text:anchor-type="as-char" svg:y="-0.4cm" draw:z-index="15" draw:name="Gebruiker 3" draw:style-name="gr2" draw:text-style-name="P80" svg:width="6.002cm" svg:height="0.5cm" draw:control="control14"><svg:title>Gebruiker</svg:title><svg:desc>Volledige naam, bijv. Jan Stek</svg:desc></draw:control></text:span><text:span text:style-name="T216"><text:tab/></text:span><text:span text:style-name="T217">e</text:span><text:span text:style-name="T212">v</text:span><text:span text:style-name="T213">t.</text:span><text:span text:style-name="T212"> extra gebruikers</text:span></text:p>
      <text:p text:style-name="P68"><text:span text:style-name="T223">&lt;</text:span><text:span text:style-name="T225">g</text:span><text:span text:style-name="T223">ebruiker</text:span><text:span text:style-name="T226">sn</text:span><text:span text:style-name="T224">aa</text:span><text:span text:style-name="T226">m</text:span><text:span text:style-name="T223">&gt;<text:tab/></text:span><text:span text:style-name="T208"><draw:control text:anchor-type="as-char" svg:y="-0.4cm" draw:z-index="16" draw:name="Gberuikersnaam 4" draw:style-name="gr2" draw:text-style-name="P80" svg:width="6.002cm" svg:height="0.5cm" draw:control="control15"><svg:title>Gebruikersnaam</svg:title><svg:desc>Korte naam, bijv. jan</svg:desc></draw:control></text:span><text:span text:style-name="T208"><text:tab/></text:span><text:span text:style-name="T220">e</text:span><text:span text:style-name="T227">v</text:span><text:span text:style-name="T228">t.</text:span><text:span text:style-name="T227"> extra gebruikers</text:span></text:p>
      <text:p text:style-name="P65"><text:span text:style-name="T262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35">Nog niet op Linux?</text:span></text:span><text:span text:style-name="T164"><text:tab/></text:span><text:span text:style-name="T168">G</text:span><text:span text:style-name="T165">ebruik </text:span><text:span text:style-name="Strong_20_Emphasis"><text:span text:style-name="T169">Checklist </text:span></text:span><text:span text:style-name="Strong_20_Emphasis"><text:span text:style-name="T170">overzetten</text:span></text:span><text:span text:style-name="T16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6"> onder </text:span><text:span text:style-name="Strong_20_Emphasis"><text:span text:style-name="T136">Linux</text:span></text:span><text:span text:style-name="T167">.</text:span></text:p>
      <text:p text:style-name="P24"><text:span text:style-name="Strong_20_Emphasis"><text:span text:style-name="T137">Nieuwe installatie?</text:span></text:span><text:span text:style-name="T132"><text:tab/></text:span><text:span text:style-name="T134">B</text:span><text:span text:style-name="T132">egin bij hoofdstuk </text:span><text:span text:style-name="Strong_20_Emphasis"><text:span text:style-name="T137"><text:bookmark-ref text:reference-format="page" text:ref-name="__RefNumPara__4009_1271708128">2</text:bookmark-ref></text:span></text:span><text:span text:style-name="Strong_20_Emphasis"><text:span text:style-name="T137"><text:s text:c="2"/></text:span></text:span><text:span text:style-name="Strong_20_Emphasis"><text:span text:style-name="T138"><text:bookmark-ref text:reference-format="text" text:ref-name="__RefNumPara__4009_1271708128">Installatie uitvoeren</text:bookmark-ref></text:span></text:span><text:span text:style-name="T133">.</text:span></text:p>
      <text:p text:style-name="P16"/>
      <text:p text:style-name="P16"/>
      <text:list text:style-name="L1">
        <text:list-item>
          <text:p text:style-name="P7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5" draw:name="Vorm3_0" draw:style-name="gr1" draw:text-style-name="P7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78"><draw:control text:anchor-type="as-char" draw:z-index="8" draw:name="Vorm3_ 2" draw:style-name="gr1" draw:text-style-name="P7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5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98">E</text:span><text:span text:style-name="T110">v</text:span><text:span text:style-name="T111">en</text:span><text:span text:style-name="T113">t</text:span><text:span text:style-name="T114">uele </text:span><text:span text:style-name="T115">extra </text:span><text:span text:style-name="T117">gebruikers</text:span><text:span text:style-name="T115"> aanmelden </text:span><text:span text:style-name="T116">en dezelfde stappen uitvoeren</text:span><text:span text:style-name="T112">.</text:span></text:p></text:note-body></text:note></text:span><text:span text:style-name="T46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9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80"><draw:control text:anchor-type="as-char" draw:z-index="17" draw:name="Vorm4" draw:style-name="gr1" draw:text-style-name="P7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56"><text:span text:style-name="T71">D</text:span><text:span text:style-name="T58">ruk op de </text:span><text:span text:style-name="T27">Super</text:span><text:span text:style-name="T58">-toets</text:span><text:span text:style-name="T39"><text:note text:id="ftn3" text:note-class="footnote"><text:note-citation>3</text:note-citation><text:note-body><text:p text:style-name="P55"><text:span text:style-name="T180">De </text:span><text:span text:style-name="T151">Super</text:span><text:span text:style-name="T180">-toets is de </text:span><text:span text:style-name="T150">Windows</text:span><text:span text:style-name="T180">-toets, </text:span><text:span text:style-name="T150">Command</text:span><text:span text:style-name="T180">-toets </text:span><text:span text:style-name="T181">(Apple)</text:span><text:span text:style-name="T180">, of </text:span><text:span text:style-name="T150">Vergrootglas</text:span><text:span text:style-name="T180">-toets </text:span><text:span text:style-name="T181">(Chromebook)</text:span><text:span text:style-name="T180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7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49"> de </text:span><text:span text:style-name="T76">volgende </text:span><text:span text:style-name="T50">twee </text:span><text:span text:style-name="T49">opdrachten, ieder gevolgd door de </text:span><text:span text:style-name="T28">Enter</text:span><text:span text:style-name="T48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8"><text:span text:style-name="User_20_Entry"><text:span text:style-name="T22">wget karelzimmer.nl/</text:span></text:span><text:span text:style-name="User_20_Entry"><text:span text:style-name="T128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70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80"><draw:control text:anchor-type="as-char" draw:z-index="18" draw:name="Vorm 3" draw:style-name="gr1" draw:text-style-name="P79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80"><draw:control text:anchor-type="as-char" draw:z-index="19" draw:name="Vorm 4" draw:style-name="gr1" draw:text-style-name="P79" svg:width="0.35cm" svg:height="0.35cm" draw:control="control18"/></text:span></text:p>
          </table:table-cell>
          <table:table-cell table:style-name="_31_._5f_Installatie_5f_voorbereiden.D9" office:value-type="string">
            <text:p text:style-name="P51"><text:span text:style-name="T71">D</text:span><text:span text:style-name="T54">ruk </text:span><text:span text:style-name="T55">op de </text:span><text:span text:style-name="T29">Super</text:span><text:span text:style-name="T55">-toets</text:span><text:span text:style-name="T53">, </text:span><text:span text:style-name="T56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59">e</text:span><text:span text:style-name="T48">n </text:span><text:span text:style-name="T60">k</text:span><text:span text:style-name="T48">lik op het pictogram van</text:span><text:span text:style-name="T81"> </text:span><text:span text:style-name="Strong_20_Emphasis"><text:span text:style-name="T32">Installatiem</text:span></text:span><text:span text:style-name="Strong_20_Emphasis"><text:span text:style-name="T33">enu</text:span></text:span><text:span text:style-name="T55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A1" office:value-type="string">
            <text:p text:style-name="P40"><text:span text:style-name="T47"/></text:p>
          </table:table-cell>
          <table:table-cell table:style-name="_31_._5f_Installatie_5f_voorbereiden.D10" office:value-type="string">
            <text:p text:style-name="P48"><text:span text:style-name="T74">Selecteer</text:span><text:span text:style-name="T52"> </text:span><text:span text:style-name="Strong_20_Emphasis"><text:span text:style-name="T34">1</text:span></text:span><text:span text:style-name="T83"> </text:span><text:span text:style-name="T84">Installatie voorbereiden</text:span><text:span text:style-name="T70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69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7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80"><draw:control text:anchor-type="as-char" draw:z-index="2" draw:name="Vorm9" draw:style-name="gr1" draw:text-style-name="P7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0"><text:span text:style-name="T175">Start de computer op vanaf</text:span><text:span text:style-name="T175"><text:note text:id="ftn4" text:note-class="footnote"><text:note-citation>1</text:note-citation><text:note-body><text:p text:style-name="P66"><text:span text:style-name="T121">B</text:span><text:span text:style-name="T122">ootmenu/</text:span><text:span text:style-name="T121">S</text:span><text:span text:style-name="T122">etup</text:span><text:span text:style-name="T120"> via </text:span><text:span text:style-name="T118">é</text:span><text:span text:style-name="T119">é</text:span><text:span text:style-name="T121">n van de </text:span><text:span text:style-name="T123">Veelgebruikte toetsen:</text:span><text:span text:style-name="T124"> </text:span><text:span text:style-name="T129">Esc</text:span><text:span text:style-name="T124">, </text:span><text:span text:style-name="T129">Delete</text:span><text:span text:style-name="T124">, </text:span><text:span text:style-name="T129">F1</text:span><text:span text:style-name="T124">, </text:span><text:span text:style-name="T129">F2</text:span><text:span text:style-name="T124">, </text:span><text:span text:style-name="T129">F9</text:span><text:span text:style-name="T124">, </text:span><text:span text:style-name="T129">F10</text:span><text:span text:style-name="T124">, </text:span><text:span text:style-name="T129">F11</text:span><text:span text:style-name="T124">, of </text:span><text:span text:style-name="T129">F12</text:span></text:p></text:note-body></text:note></text:span><text:span text:style-name="T175"> </text:span><text:span text:style-name="T179">een </text:span><text:span text:style-name="T161"><text:user-field-get text:name="Distro">Ubuntu</text:user-field-get></text:span><text:span text:style-name="T174"><text:s/></text:span><text:span text:style-name="T162"><text:user-field-get text:name="Version">24.04 LTS</text:user-field-get></text:span><text:span text:style-name="T162"><text:s/></text:span><text:span text:style-name="T163">Desktop</text:span><text:span text:style-name="T92"> </text:span><text:span text:style-name="T93">L</text:span><text:span text:style-name="T94">ive</text:span><text:span text:style-name="T94"><text:note text:id="ftn5" text:note-class="footnote"><text:note-citation>2</text:note-citation><text:note-body><text:p text:style-name="P47"><text:span text:style-name="T234">Vanaf ee</text:span>n <text:span text:style-name="T260">L</text:span>ive <text:span text:style-name="T259">USB</text:span><text:span text:style-name="T237">-stick</text:span><text:span text:style-name="T18"> </text:span>kunt <text:span text:style-name="T234">u opstarten en</text:span> <text:span text:style-name="T16">met </text:span><text:span text:style-name="T182"><text:user-field-get text:name="Distro">Ubuntu</text:user-field-get></text:span><text:span text:style-name="T182"><text:s/></text:span>werken zonder enige bestanden op de harde schijf te wijzigen en maakt ook installatie van <text:span text:style-name="T182"><text:user-field-get text:name="Distro">Ubuntu</text:user-field-get></text:span><text:span text:style-name="T182"><text:s/></text:span>mogelijk.</text:p></text:note-body></text:note></text:span><text:span text:style-name="T94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59"><text:span text:style-name="T108">Maak een opstartbare USB-stick</text:span><text:span text:style-name="T104">:</text:span><text:span text:style-name="Strong_20_Emphasis"><text:span text:style-name="T130"><text:line-break/></text:span></text:span><text:span text:style-name="T99">Download </text:span><text:span text:style-name="T100">een </text:span><text:span text:style-name="Sterk_20_accent_20_voetnoot"><text:span text:style-name="T37"><text:user-field-get text:name="Distro">Ubuntu</text:user-field-get></text:span></text:span><text:span text:style-name="Sterk_20_accent_20_voetnoot"><text:span text:style-name="T37"><text:s/>Desktop </text:span></text:span><text:span text:style-name="Sterk_20_accent_20_voetnoot"><text:span text:style-name="T37"><text:user-field-get text:name="Version">24.04 LTS</text:user-field-get></text:span></text:span><text:span text:style-name="T109"><text:s/></text:span><text:span text:style-name="T105">CD</text:span><text:span text:style-name="T107">-beeldbestand</text:span><text:span text:style-name="T101"> </text:span><text:span text:style-name="T102">(.iso) </text:span><text:span text:style-name="T101">vanaf </text:span><text:a xlink:type="simple" xlink:href="https://ubuntu.com/download" text:style-name="Internet_20_link" text:visited-style-name="Visited_20_Internet_20_Link"><text:span text:style-name="T236">ubuntu.com/download</text:span></text:a><text:span text:style-name="T101">.</text:span><text:span text:style-name="Strong_20_Emphasis"><text:span text:style-name="T131"><text:line-break/></text:span></text:span><text:span text:style-name="T103">De </text:span><text:span text:style-name="T106">ver</text:span><text:span text:style-name="T103">volgstappen staan beschreven in </text:span><text:span text:style-name="Sterk_20_accent_20_voetnoot"><text:span text:style-name="T36">Linux informatie</text:span></text:span><text:span text:style-name="T103">, te vinden op </text:span><text:a xlink:type="simple" xlink:href="https://karelzimmer.nl/" text:style-name="Internet_20_link" text:visited-style-name="Visited_20_Internet_20_Link"><text:span text:style-name="T235">karelzimmer.nl</text:span></text:a><text:span text:style-name="T103">, onder </text:span><text:span text:style-name="Sterk_20_accent_20_voetnoot"><text:span text:style-name="T36">Linux</text:span></text:span><text:span text:style-name="T103">.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13"><text:span text:style-name="T74">Selecteer</text:span><text:span text:style-name="T43"> </text:span><text:span text:style-name="Strong_20_Emphasis"><text:span text:style-name="T89">Try or Install Ubuntu</text:span></text:span><text:span text:style-name="T41"> </text:span><text:span text:style-name="T44">en druk op </text:span><text:span text:style-name="T49">de </text:span><text:span text:style-name="T29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9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76">Kies</text:span><text:span text:style-name="T177"> </text:span><text:span text:style-name="Strong_20_Emphasis"><text:span text:style-name="T183">Nederlands</text:span></text:span><text:span text:style-name="T177"> en klik</text:span><text:span text:style-name="T178"> </text:span><text:span text:style-name="T177">op</text:span><text:span text:style-name="T176"> </text:span><text:span text:style-name="Strong_20_Emphasis"><text:span text:style-name="T152">Next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79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192">Bij</text:span><text:span text:style-name="T185"> </text:span><text:span text:style-name="Strong_20_Emphasis"><text:span text:style-name="T195">Kies uw toetsenbordindeling</text:span>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61">variant</text:span> <text:span text:style-name="Strong_20_Emphasis">Engels (VS, internationaal, met doede toetsen)</text:span><text:span text:style-name="T177"> en klik</text:span><text:span text:style-name="T178"> </text:span><text:span text:style-name="T177">op</text:span><text:span text:style-name="T176"> </text:span><text:span text:style-name="Strong_20_Emphasis"><text:span text:style-name="T152">Next</text:span>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79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192">Bij</text:span><text:span text:style-name="T185"> </text:span><text:span text:style-name="Strong_20_Emphasis"><text:span text:style-name="T196">What apps would you like to install to start with?</text:span></text:span><text:span text:style-name="T196"> kies </text:span><text:span text:style-name="Strong_20_Emphasis"><text:span text:style-name="T196">Extended selection</text:span></text:span><text:span text:style-name="T197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97">klik</text:span><text:span text:style-name="T198"> </text:span><text:span text:style-name="T197">op</text:span><text:span text:style-name="T199"> </text:span><text:span text:style-name="Strong_20_Emphasis"><text:span text:style-name="T204">Next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79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192">Bij</text:span><text:span text:style-name="T185"> </text:span><text:span text:style-name="Strong_20_Emphasis"><text:span text:style-name="T193">Create your account</text:span></text:span><text:span text:style-name="T185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8"><text:span text:style-name="T191">V</text:span><text:span text:style-name="T186">ul </text:span><text:span text:style-name="T187">in </text:span><text:span text:style-name="Strong_20_Emphasis"><text:span text:style-name="T193">Your</text:span></text:span><text:span text:style-name="Strong_20_Emphasis"><text:span text:style-name="T188"> n</text:span></text:span><text:span text:style-name="Strong_20_Emphasis"><text:span text:style-name="T189">am</text:span></text:span><text:span text:style-name="Strong_20_Emphasis"><text:span text:style-name="T193">e</text:span></text:span><text:span text:style-name="T189"> </text:span><text:span text:style-name="T11">&lt;</text:span><text:span text:style-name="T12">gebruiker&gt;</text:span><text:span text:style-name="T200">, </text:span><text:span text:style-name="Strong_20_Emphasis"><text:span text:style-name="T206"><text:line-break/></text:span></text:span><text:span text:style-name="Strong_20_Emphasis"><text:span text:style-name="T193">You</text:span></text:span><text:span text:style-name="Strong_20_Emphasis"><text:span text:style-name="T205">r</text:span></text:span><text:span text:style-name="Strong_20_Emphasis"><text:span text:style-name="T188"> </text:span></text:span><text:span text:style-name="Strong_20_Emphasis"><text:span text:style-name="T190">computer</text:span></text:span><text:span text:style-name="Strong_20_Emphasis"><text:span text:style-name="T203">'s </text:span></text:span><text:span text:style-name="Strong_20_Emphasis"><text:span text:style-name="T202">name</text:span></text:span><text:span text:style-name="T14"> &lt;computernaam&gt;</text:span><text:span text:style-name="T189">,</text:span><text:span text:style-name="Strong_20_Emphasis"><text:span text:style-name="T207"><text:line-break/></text:span></text:span><text:span text:style-name="Strong_20_Emphasis"><text:span text:style-name="T194">Your username</text:span></text:span><text:span text:style-name="T189"> &lt;</text:span><text:span text:style-name="T14">gebruikersnaam&gt;</text:span><text:span text:style-name="T189">,</text:span><text:span text:style-name="Strong_20_Emphasis"><text:span text:style-name="T207"><text:line-break/></text:span></text:span><text:span text:style-name="T201">g</text:span><text:span text:style-name="T184">eef tweemaal een </text:span><text:span text:style-name="Strong_20_Emphasis"><text:span text:style-name="T184">wachtwoord</text:span></text:span><text:span text:style-name="T197"> en klik</text:span><text:span text:style-name="T198"> </text:span><text:span text:style-name="T197">op</text:span><text:span text:style-name="T199"> </text:span><text:span text:style-name="Strong_20_Emphasis"><text:span text:style-name="T204">Next</text:span></text:span><text:span text:style-name="T199">.</text:span></text:p>
          </table:table-cell>
        </table:table-row>
      </table:table>
      <text:p text:style-name="P27"><text:span text:style-name="Strong_20_Emphasis"><text:span text:style-name="T82"/></text:span></text:p>
      <text:list text:continue-numbering="true" text:style-name="L1">
        <text:list-item>
          <text:p text:style-name="P73"><text:span text:style-name="Strong_20_Emphasis"><text:span text:style-name="T90">Installatie </text:span></text:span><text:span text:style-name="Strong_20_Emphasis"><text:span text:style-name="T91">afronden</text:span></text:span></text:p>
        </text:list-item>
      </text:list>
      <text:p text:style-name="P28"><text:span text:style-name="Strong_20_Emphasis"><text:span text:style-name="T4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80"><draw:control text:anchor-type="as-char" draw:z-index="3" draw:name="Vorm24" draw:style-name="gr1" draw:text-style-name="P7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T42">Aanmelden als </text:span><text:span text:style-name="T6">&lt;</text:span><text:span text:style-name="T7">gebruiker&gt;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79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0" draw:name="Vorm 5" draw:style-name="gr1" draw:text-style-name="P79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54"><text:span text:style-name="T72">D</text:span><text:span text:style-name="T64">ruk</text:span><text:span text:style-name="T53"> op</text:span><text:span text:style-name="T65"> de </text:span><text:span text:style-name="T30">Super</text:span><text:span text:style-name="T65">-toets</text:span><text:span text:style-name="T40"><text:note text:id="ftn7" text:note-class="footnote"><text:note-citation>1</text:note-citation><text:note-body><text:p text:style-name="P26"><text:span text:style-name="T147">De </text:span><text:span text:style-name="T149">Super</text:span><text:span text:style-name="T147">-toets is de Windows-toets, Command-toets </text:span><text:span text:style-name="T148">(Apple)</text:span><text:span text:style-name="T147">, of Vergrootglas-toets </text:span><text:span text:style-name="T148">(Chromebook)</text:span><text:span text:style-name="T147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t</text:span></text:span><text:span text:style-name="User_20_Entry"><text:span text:style-name="T24">erm</text:span></text:span><text:span text:style-name="T49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1">Terminalvenster</text:span>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7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49"> de </text:span><text:span text:style-name="T77">volgende </text:span><text:span text:style-name="T50">twee </text:span><text:span text:style-name="T49">opdrachten, ieder gevolgd door de </text:span><text:span text:style-name="T30">Enter</text:span><text:span text:style-name="T48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8"><text:span text:style-name="User_20_Entry"><text:span text:style-name="T22">wget karelzimmer.nl/</text:span></text:span><text:span text:style-name="User_20_Entry"><text:span text:style-name="T128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8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51">olg </text:span><text:span text:style-name="T52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80"><draw:control text:anchor-type="as-char" draw:z-index="21" draw:name="Vorm 7" draw:style-name="gr1" draw:text-style-name="P79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53"><text:span text:style-name="T72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4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7"/></text:span></text:p>
          </table:table-cell>
          <table:table-cell table:style-name="_33_._5f_Installatie_5f_afronden.C12" office:value-type="string">
            <text:p text:style-name="P49"><text:span text:style-name="T74">Selecteer</text:span><text:span text:style-name="T61"> </text:span><text:span text:style-name="Strong_20_Emphasis"><text:span text:style-name="T35">3</text:span></text:span><text:span text:style-name="T85"> </text:span><text:span text:style-name="T86">Installatie</text:span><text:span text:style-name="T87"> </text:span><text:span text:style-name="T88">afronden</text:span><text:span text:style-name="T70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28"><text:span text:style-name="Strong_20_Emphasis"><text:span text:style-name="T42"/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4" draw:name="Vorm40_0" draw:style-name="gr1" draw:text-style-name="P79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80"><draw:control text:anchor-type="as-char" draw:z-index="9" draw:name="Vorm40_ 1" draw:style-name="gr1" draw:text-style-name="P79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42">Aanmelden als </text:span><text:span text:style-name="T6">&lt;</text:span><text:span text:style-name="T7">gebruiker&gt;</text:span><text:span text:style-name="T68"><text:note text:id="ftn8" text:note-class="footnote"><text:note-citation>1</text:note-citation><text:note-body><text:p text:style-name="P36"><text:span text:style-name="T125">E</text:span><text:span text:style-name="T127">ventuele extra </text:span><text:span text:style-name="T258">gebruiker</text:span><text:span text:style-name="T126">s </text:span><text:span text:style-name="T127">aanmelden en dezelfde stappen uitvoeren.</text:span></text:p></text:note-body></text:note></text:span><text:span text:style-name="T42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79"><draw:control text:anchor-type="as-char" draw:z-index="11" draw:name="Vorm13_ 1" draw:style-name="gr1" draw:text-style-name="P79" svg:width="0.35cm" svg:height="0.35cm" draw:control="control10"/></text:span></text:span></text:p>
          </table:table-cell>
          <table:table-cell table:style-name="Tabel2.D2" office:value-type="string">
            <text:p text:style-name="P64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2" draw:name="Vorm 8" draw:style-name="gr1" draw:text-style-name="P79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80"><draw:control text:anchor-type="as-char" draw:z-index="23" draw:name="Vorm 9" draw:style-name="gr1" draw:text-style-name="P79" svg:width="0.35cm" svg:height="0.35cm" draw:control="control22"/></text:span></text:span></text:p>
          </table:table-cell>
          <table:table-cell table:style-name="Tabel2.D5" office:value-type="string">
            <text:p text:style-name="P12"><text:span text:style-name="T73">D</text:span><text:span text:style-name="T67">ruk</text:span><text:span text:style-name="T66"> op</text:span><text:span text:style-name="T65"> de </text:span><text:span text:style-name="T30">Super</text:span><text:span text:style-name="T65">-toets</text:span><text:span text:style-name="T39"><text:note text:id="ftn9" text:note-class="footnote"><text:note-citation>2</text:note-citation><text:note-body><text:p text:style-name="P26"><text:span text:style-name="T147">De </text:span><text:span text:style-name="T149">Super</text:span><text:span text:style-name="T147">-toets is de Windows-toets, Command-toets </text:span><text:span text:style-name="T148">(Apple)</text:span><text:span text:style-name="T147">, of Vergrootglas-toets </text:span><text:span text:style-name="T148">(Chromebook)</text:span><text:span text:style-name="T147">.</text:span></text:p></text:note-body></text:note></text:span><text:span text:style-name="T53">, </text:span><text:span text:style-name="T62">t</text:span><text:span text:style-name="T57">yp </text:span><text:span text:style-name="User_20_Entry"><text:span text:style-name="T25">m</text:span></text:span><text:span text:style-name="User_20_Entry"><text:span text:style-name="T26">enu</text:span></text:span><text:span text:style-name="T58"> </text:span><text:span text:style-name="T63">e</text:span><text:span text:style-name="T48">n </text:span><text:span text:style-name="T60">k</text:span><text:span text:style-name="T48">lik op het pictogram van </text:span><text:span text:style-name="Strong_20_Emphasis"><text:span text:style-name="T32">Installatiem</text:span></text:span><text:span text:style-name="Strong_20_Emphasis"><text:span text:style-name="T33">enu</text:span></text:span><text:span text:style-name="T58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1"><text:span text:style-name="T74">Selecteer</text:span><text:span text:style-name="T61"> </text:span><text:span text:style-name="Strong_20_Emphasis"><text:span text:style-name="T35">4</text:span></text:span><text:span text:style-name="T85"> </text:span><text:span text:style-name="T75">Gebruiker inrichten</text:span><text:span text:style-name="T70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51">olg </text:span><text:span text:style-name="T52">de aanwijzingen op het scherm.</text:span></text:p>
          </table:table-cell>
        </table:table-row>
      </table:table>
      <text:p text:style-name="P10"><text:span text:style-name="Strong_20_Emphasis"><text:span text:style-name="T69"/></text:span></text:p>
      <text:p text:style-name="P22"/>
      <text:p text:style-name="P23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T145"><text:user-field-get text:name="Distro">Ubuntu</text:user-field-get></text:span><text:span text:style-name="T143"><text:s/></text:span><text:span text:style-name="T144"><text:user-field-get text:name="Version">24.04 LTS</text:user-field-get></text:span><text:span text:style-name="T144"><text:s/></text:span><text:span text:style-name="T146">Desktop</text:span><text:span text:style-name="T38"> </text:span><text:span text:style-name="T141">is voltooid.</text:span></text:p>
      <text:p text:style-name="P4"/>
      <text:list text:style-name="L2">
        <text:list-header>
          <text:p text:style-name="P77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78"><text:span text:style-name="T257">Licentie </text:span><text:span text:style-name="T255">C</text:span><text:span text:style-name="T256">C0</text:span><text:span text:style-name="T255"> 1.0 </text:span><text:span text:style-name="T25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2"><text:s/></text:span><text:span text:style-name="T25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2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1-07T08:33:03.967784000">07-01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3:03.785581267</dc:date>
    <meta:keyword>Installatie</meta:keyword>
    <meta:keyword>Checklist</meta:keyword>
    <meta:keyword>Linux</meta:keyword>
    <meta:editing-cycles>6968</meta:editing-cycles>
    <meta:editing-duration>P12DT11H36M9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1" meta:word-count="505" meta:character-count="3520" meta:non-whitespace-character-count="3061"/>
    <meta:user-defined meta:name="Info 1"/>
    <meta:user-defined meta:name="Info 2"/>
    <meta:user-defined meta:name="Info 3"/>
    <meta:user-defined meta:name="Info 4"/>
  </office:meta>
</office:document-meta>
</file>